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58cm" fo:min-width="2.33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1.326cm" fo:min-width="3.48cm" loext:decorative="false"/>
    </style:style>
    <style:style style:name="gr3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1.761cm" fo:min-width="3.554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2.58cm" fo:min-width="2.33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3.5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349cm" fo:min-width="2.3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color="#808080" draw:fill="none" draw:textarea-vertical-align="middle" loext:decorative="false"/>
    </style:style>
    <style:style style:name="gr9" style:family="graphic" style:parent-style-name="standard">
      <style:graphic-properties svg:stroke-color="#3465a4" draw:opacity="50%" draw:textarea-horizontal-align="justify" draw:textarea-vertical-align="middle" draw:auto-grow-height="false" fo:min-height="0.328cm" fo:min-width="2.33cm" loext:decorative="false"/>
    </style:style>
    <style:style style:name="gr10" style:family="graphic" style:parent-style-name="standard">
      <style:graphic-properties svg:stroke-color="#3465a4" draw:opacity="50%" draw:textarea-horizontal-align="justify" draw:textarea-vertical-align="middle" draw:auto-grow-height="false" fo:min-height="0.223cm" fo:min-width="1.109cm" loext:decorative="false"/>
    </style:style>
    <style:style style:name="gr11" style:family="graphic" style:parent-style-name="standard">
      <style:graphic-properties svg:stroke-color="#3465a4" draw:opacity="50%" draw:textarea-horizontal-align="justify" draw:textarea-vertical-align="middle" draw:auto-grow-height="false" fo:min-height="0.305cm" fo:min-width="1.895cm" loext:decorative="false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draw:marker-start-width="0.252cm" draw:marker-end-width="0.252cm" draw:fill-color="#ffffff" draw:opacity="0%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3465a4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66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67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19" style:family="graphic" style:parent-style-name="objectwithoutfill">
      <style:graphic-properties svg:stroke-width="0.028cm" svg:stroke-color="#7b7d7e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52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93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512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75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style:text-properties fo:color="#7b7d7e" loext:opacity="100%" fo:font-size="10pt"/>
    </style:style>
    <style:style style:name="P8" style:family="paragraph">
      <loext:graphic-properties draw:fill="none" draw:fill-color="#ffffff"/>
      <style:text-properties fo:color="#7b7d7e" loext:opacity="100%" fo:font-size="10pt"/>
    </style:style>
    <style:style style:name="P9" style:family="paragraph">
      <style:text-properties fo:color="#3465a4" loext:opacity="100%" fo:font-size="10pt"/>
    </style:style>
    <style:style style:name="P10" style:family="paragraph">
      <loext:graphic-properties draw:fill="none" draw:fill-color="#ffffff"/>
      <style:text-properties fo:color="#3465a4" loext:opacity="100%" fo:font-size="10pt"/>
    </style:style>
    <style:style style:name="P11" style:family="paragraph">
      <style:text-properties fo:color="#3465a4" loext:opacity="100%"/>
    </style:style>
    <style:style style:name="P12" style:family="paragraph">
      <loext:graphic-properties draw:fill="none" draw:fill-color="#ffffff"/>
      <style:text-properties fo:color="#3465a4" loext:opacity="100%"/>
    </style:style>
    <style:style style:name="P13" style:family="paragraph">
      <style:text-properties fo:color="#000000" loext:opacity="100%"/>
    </style:style>
    <style:style style:name="P14" style:family="paragraph">
      <loext:graphic-properties draw:fill="none" draw:fill-color="#ffffff"/>
      <style:text-properties fo:color="#000000" loext:opacity="100%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style:text-position="33% 58%" style:font-name="Liberation Sans" style:font-name-asian="Liberation Sans1" style:font-name-complex="Liberation Sans1"/>
    </style:style>
    <style:style style:name="T4" style:family="text">
      <style:text-properties style:text-position="33% 58%" style:font-name="Liberation Sans1" style:font-name-asian="Liberation Sans1" style:font-name-complex="Liberation Sans1"/>
    </style:style>
    <style:style style:name="T5" style:family="text">
      <style:text-properties style:text-position="0% 100%" style:font-name="Liberation Sans1" style:font-name-asian="Liberation Sans1" style:font-name-complex="Liberation Sans1"/>
    </style:style>
    <style:style style:name="T6" style:family="text">
      <style:text-properties style:text-position="0% 100%"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cm" svg:x="8cm" svg:y="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8cm" svg:height="1.576cm" svg:x="8.032cm" svg:y="1.9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2cm" svg:y="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054cm" svg:height="2.011cm" draw:transform="rotate (0.00802851455917392) translate (1.993cm 1.53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2cm" svg:y="1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cm" svg:height="4cm" svg:x="14cm" svg:y="-0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2.25cm" svg:x="13.99cm" svg:y="-0.8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847cm" svg:x="14cm" svg:y="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cm" svg:y1="1.54cm" svg:x2="2cm" svg:y2="3.54cm">
          <text:p/>
        </draw:line>
        <draw:line draw:style-name="gr7" draw:text-style-name="P4" draw:layer="layout" svg:x1="6cm" svg:y1="1.54cm" svg:x2="6cm" svg:y2="3.54cm">
          <text:p/>
        </draw:line>
        <draw:line draw:style-name="gr7" draw:text-style-name="P4" draw:layer="layout" svg:x1="10cm" svg:y1="1.54cm" svg:x2="8.001cm" svg:y2="3.491cm">
          <text:p/>
        </draw:line>
        <draw:line draw:style-name="gr7" draw:text-style-name="P4" draw:layer="layout" svg:x1="10cm" svg:y1="1.54cm" svg:x2="11.991cm" svg:y2="3.48cm">
          <text:p/>
        </draw:line>
        <draw:line draw:style-name="gr8" draw:text-style-name="P4" draw:layer="layout" svg:x1="1cm" svg:y1="2.802cm" svg:x2="20.59cm" svg:y2="2.527cm">
          <text:p/>
        </draw:line>
        <draw:custom-shape draw:style-name="gr9" draw:text-style-name="P5" draw:layer="layout" svg:width="4cm" svg:height="0.816cm" svg:x="2.025cm" svg:y="2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275cm" svg:height="0.667cm" svg:x="8.869cm" svg:y="2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3.387cm" svg:height="0.783cm" svg:x="14.309cm" svg:y="2.1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4" draw:layer="layout" svg:x1="16.024cm" svg:y1="1.487cm" svg:x2="16.025cm" svg:y2="2.569cm">
          <text:p/>
        </draw:line>
        <draw:line draw:style-name="gr12" draw:text-style-name="P4" draw:layer="layout" svg:x1="15.992cm" svg:y1="1.469cm" svg:x2="17.75cm" svg:y2="2.54cm">
          <text:p/>
        </draw:line>
        <draw:line draw:style-name="gr12" draw:text-style-name="P4" draw:layer="layout" svg:x1="16.013cm" svg:y1="2.569cm" svg:x2="17.761cm" svg:y2="2.551cm">
          <text:p/>
        </draw:line>
        <draw:custom-shape draw:style-name="gr13" draw:text-style-name="P6" draw:layer="layout" svg:width="0.201cm" svg:height="0.222cm" svg:x="16.045cm" svg:y="2.337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8.785cm" svg:y1="2.686cm" svg:x2="10.01cm" svg:y2="2.684cm">
          <text:p/>
        </draw:line>
        <draw:line draw:style-name="gr12" draw:text-style-name="P4" draw:layer="layout" svg:x1="9.981cm" svg:y1="1.586cm" svg:x2="10.002cm" svg:y2="2.718cm">
          <text:p/>
        </draw:line>
        <draw:line draw:style-name="gr8" draw:text-style-name="P4" draw:layer="layout" svg:x1="1cm" svg:y1="1.681cm" svg:x2="20.59cm" svg:y2="1.371cm">
          <text:p/>
        </draw:line>
        <draw:line draw:style-name="gr8" draw:text-style-name="P4" draw:layer="layout" svg:x1="1cm" svg:y1="3.544cm" svg:x2="20.681cm" svg:y2="3.505cm">
          <text:p/>
        </draw:line>
        <draw:line draw:style-name="gr14" draw:text-style-name="P4" draw:layer="layout" svg:x1="1.587cm" svg:y1="1.671cm" svg:x2="1.577cm" svg:y2="3.49cm">
          <text:p/>
        </draw:line>
        <draw:line draw:style-name="gr15" draw:text-style-name="P4" draw:layer="layout" svg:x1="4.003cm" svg:y1="1.644cm" svg:x2="4cm" svg:y2="2.79cm">
          <text:p/>
        </draw:line>
        <draw:frame draw:style-name="gr16" draw:text-style-name="P8" draw:layer="layout" svg:width="0.508cm" svg:height="0.917cm" svg:x="1.138cm" svg:y="2.15cm">
          <draw:text-box>
            <text:p text:style-name="P7">r</text:p>
          </draw:text-box>
        </draw:frame>
        <draw:frame draw:style-name="gr17" draw:text-style-name="P10" draw:layer="layout" svg:width="0.508cm" svg:height="0.921cm" svg:x="3.454cm" svg:y="1.923cm">
          <draw:text-box>
            <text:p text:style-name="P9">h</text:p>
          </draw:text-box>
        </draw:frame>
        <draw:frame draw:style-name="gr18" draw:text-style-name="P10" draw:layer="layout" svg:width="0.508cm" svg:height="0.878cm" svg:x="9.108cm" svg:y="2.568cm">
          <draw:text-box>
            <text:p text:style-name="P9">h</text:p>
          </draw:text-box>
        </draw:frame>
        <draw:frame draw:style-name="gr18" draw:text-style-name="P10" draw:layer="layout" svg:width="0.508cm" svg:height="0.878cm" svg:x="9.843cm" svg:y="1.87cm">
          <draw:text-box>
            <text:p text:style-name="P9">h</text:p>
          </draw:text-box>
        </draw:frame>
        <draw:custom-shape draw:style-name="gr13" draw:text-style-name="P6" draw:layer="layout" svg:width="0.201cm" svg:height="0.222cm" svg:x="16.045cm" svg:y="2.3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201cm" svg:height="0.222cm" svg:x="16.045cm" svg:y="2.3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201cm" svg:height="0.222cm" svg:x="16.045cm" svg:y="2.3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201cm" svg:height="0.222cm" svg:x="9.801cm" svg:y="2.46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0.508cm" svg:height="0.917cm" svg:x="16.809cm" svg:y="1.569cm">
          <draw:text-box>
            <text:p text:style-name="P9">r</text:p>
          </draw:text-box>
        </draw:frame>
        <draw:frame draw:style-name="gr18" draw:text-style-name="P10" draw:layer="layout" svg:width="0.508cm" svg:height="0.878cm" svg:x="15.515cm" svg:y="1.722cm">
          <draw:text-box>
            <text:p text:style-name="P9">h</text:p>
          </draw:text-box>
        </draw:frame>
        <draw:line draw:style-name="gr19" draw:text-style-name="P4" draw:layer="layout" svg:x1="9.99cm" svg:y1="1.532cm" svg:x2="9.99cm" svg:y2="3.501cm">
          <text:p/>
        </draw:line>
        <draw:line draw:style-name="gr19" draw:text-style-name="P4" draw:layer="layout" svg:x1="7.99cm" svg:y1="3.543cm" svg:x2="9.98cm" svg:y2="3.522cm">
          <text:p/>
        </draw:line>
        <draw:frame draw:style-name="gr16" draw:text-style-name="P8" draw:layer="layout" svg:width="0.508cm" svg:height="0.917cm" svg:x="8.872cm" svg:y="3.4cm">
          <draw:text-box>
            <text:p text:style-name="P7">r</text:p>
          </draw:text-box>
        </draw:frame>
        <draw:line draw:style-name="gr19" draw:text-style-name="P4" draw:layer="layout" svg:x1="2.021cm" svg:y1="3.544cm" svg:x2="3.968cm" svg:y2="3.501cm">
          <text:p/>
        </draw:line>
        <draw:frame draw:style-name="gr16" draw:text-style-name="P10" draw:layer="layout" svg:width="0.508cm" svg:height="0.917cm" svg:x="2.672cm" svg:y="2.595cm">
          <draw:text-box>
            <text:p text:style-name="P9">r</text:p>
          </draw:text-box>
        </draw:frame>
        <draw:line draw:style-name="gr14" draw:text-style-name="P4" draw:layer="layout" svg:x1="4cm" svg:y1="2.79cm" svg:x2="4.011cm" svg:y2="3.48cm">
          <text:p/>
        </draw:line>
        <draw:frame draw:style-name="gr16" draw:text-style-name="P8" draw:layer="layout" svg:width="0.508cm" svg:height="0.917cm" svg:x="2.673cm" svg:y="3.336cm">
          <draw:text-box>
            <text:p text:style-name="P7">r</text:p>
          </draw:text-box>
        </draw:frame>
        <draw:line draw:style-name="gr20" draw:text-style-name="P4" draw:layer="layout" svg:x1="1.989cm" svg:y1="2.781cm" svg:x2="3.99cm" svg:y2="2.75cm">
          <text:p/>
        </draw:line>
        <draw:frame draw:style-name="gr16" draw:text-style-name="P8" draw:layer="layout" svg:width="0.508cm" svg:height="0.917cm" svg:x="16.809cm" svg:y="0.904cm">
          <draw:text-box>
            <text:p text:style-name="P7">r</text:p>
          </draw:text-box>
        </draw:frame>
        <draw:line draw:style-name="gr19" draw:text-style-name="P4" draw:layer="layout" svg:x1="15.98cm" svg:y1="1.47cm" svg:x2="17.97cm" svg:y2="1.449cm">
          <text:p/>
        </draw:line>
        <draw:frame draw:style-name="gr21" draw:text-style-name="P12" draw:layer="layout" svg:width="2.423cm" svg:height="0.962cm" svg:x="3.365cm" svg:y="4.072cm">
          <draw:text-box>
            <text:p text:style-name="P11"><text:span text:style-name="T1">π</text:span><text:span text:style-name="T2">r</text:span><text:span text:style-name="T3">2</text:span></text:p>
          </draw:text-box>
        </draw:frame>
        <draw:frame draw:style-name="gr21" draw:text-style-name="P14" draw:layer="layout" svg:width="2.423cm" svg:height="0.962cm" svg:x="3.366cm" svg:y="5.099cm">
          <draw:text-box>
            <text:p text:style-name="P13"><text:span text:style-name="T1">π</text:span><text:span text:style-name="T2">r</text:span><text:span text:style-name="T3">3</text:span></text:p>
          </draw:text-box>
        </draw:frame>
        <draw:frame draw:style-name="gr21" draw:text-style-name="P12" draw:layer="layout" svg:width="2.423cm" svg:height="0.962cm" svg:x="9.04cm" svg:y="4.093cm">
          <draw:text-box>
            <text:p text:style-name="P11"><text:span text:style-name="T1"><text:s text:c="2"/></text:span><text:span text:style-name="T1">πh</text:span><text:span text:style-name="T3">2</text:span></text:p>
          </draw:text-box>
        </draw:frame>
        <draw:frame draw:style-name="gr21" draw:text-style-name="P14" draw:layer="layout" svg:width="2.423cm" svg:height="0.962cm" svg:x="9.041cm" svg:y="5.035cm">
          <draw:text-box>
            <text:p text:style-name="P13"><text:span text:style-name="T1">1/3πr</text:span><text:span text:style-name="T3">2</text:span></text:p>
          </draw:text-box>
        </draw:frame>
        <draw:frame draw:style-name="gr21" draw:text-style-name="P10" draw:layer="layout" svg:width="2.423cm" svg:height="0.773cm" svg:x="16.174cm" svg:y="2.473cm">
          <draw:text-box>
            <text:p text:style-name="P9"><text:span text:style-name="T1">√</text:span><text:span text:style-name="T1">r</text:span><text:span text:style-name="T4">2</text:span><text:span text:style-name="T5">-h</text:span><text:span text:style-name="T4">2</text:span></text:p>
          </draw:text-box>
        </draw:frame>
        <draw:frame draw:style-name="gr22" draw:text-style-name="P12" draw:layer="layout" svg:width="3.108cm" svg:height="1.186cm" svg:x="14.606cm" svg:y="3.966cm">
          <draw:text-box>
            <text:p text:style-name="P11"><text:span text:style-name="T1"><text:s text:c="2"/></text:span><text:span text:style-name="T1">π(r</text:span><text:span text:style-name="T3">2</text:span><text:span text:style-name="T6">-h</text:span><text:span text:style-name="T3">2</text:span><text:span text:style-name="T6">)</text:span></text:p>
          </draw:text-box>
        </draw:frame>
        <draw:frame draw:style-name="gr21" draw:text-style-name="P14" draw:layer="layout" svg:width="2.423cm" svg:height="0.962cm" svg:x="15.064cm" svg:y="5.025cm">
          <draw:text-box>
            <text:p text:style-name="P13"><text:span text:style-name="T1">2/3πr</text:span><text:span text:style-name="T3">2</text:span></text:p>
          </draw:text-box>
        </draw:frame>
        <draw:frame draw:style-name="gr23" draw:text-style-name="P14" draw:layer="layout" svg:width="0.868cm" svg:height="0.962cm" svg:x="13cm" svg:y="5.078cm">
          <draw:text-box>
            <text:p text:style-name="P13">=</text:p>
          </draw:text-box>
        </draw:frame>
        <draw:frame draw:style-name="gr23" draw:text-style-name="P14" draw:layer="layout" svg:width="0.868cm" svg:height="0.962cm" svg:x="6.632cm" svg:y="5.078cm">
          <draw:text-box>
            <text:p text:style-name="P13">-</text:p>
          </draw:text-box>
        </draw:frame>
        <draw:frame draw:style-name="gr23" draw:text-style-name="P12" draw:layer="layout" svg:width="0.868cm" svg:height="0.962cm" svg:x="6.605cm" svg:y="4.126cm">
          <draw:text-box>
            <text:p text:style-name="P11">-</text:p>
          </draw:text-box>
        </draw:frame>
        <draw:frame draw:style-name="gr23" draw:text-style-name="P12" draw:layer="layout" svg:width="0.868cm" svg:height="0.962cm" svg:x="6.605cm" svg:y="4.126cm">
          <draw:text-box>
            <text:p text:style-name="P11">-</text:p>
          </draw:text-box>
        </draw:frame>
        <draw:frame draw:style-name="gr23" draw:text-style-name="P12" draw:layer="layout" svg:width="0.868cm" svg:height="0.962cm" svg:x="13cm" svg:y="4.04cm">
          <draw:text-box>
            <text:p text:style-name="P11">=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56:07.394000000</meta:creation-date>
    <dc:date>2024-03-24T16:19:50.953000000</dc:date>
    <meta:editing-duration>PT2H23M43S</meta:editing-duration>
    <meta:editing-cycles>2</meta:editing-cycles>
    <meta:generator>LibreOffice/7.6.4.1$Windows_X86_64 LibreOffice_project/e19e193f88cd6c0525a17fb7a176ed8e6a3e2aa1</meta:generator>
    <meta:document-statistic meta:object-count="58"/>
  </office:meta>
</office:document-meta>
</file>